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F43000006D85BD8023A.jpg" manifest:media-type="image/jpeg"/>
  <manifest:file-entry manifest:full-path="Pictures/100000000000081300000B6BA36A3CC0.jpg" manifest:media-type="image/jpeg"/>
  <manifest:file-entry manifest:full-path="Pictures/20000001000071B00000242C6CF7933F.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text-properties style:language-asian="zxx" style:country-asian="none"/>
    </style:style>
    <style:style style:name="P3" style:family="paragraph" style:parent-style-name="Standard">
      <style:paragraph-properties fo:break-before="pag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Numbering_20_1"/>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9"/>
    <style:style style:name="P14" style:family="paragraph" style:parent-style-name="Heading_20_2" style:list-style-name="Numbering_20_1"/>
    <style:style style:name="P15" style:family="paragraph" style:parent-style-name="Heading_20_2" style:list-style-name="Numbering_20_1">
      <style:paragraph-properties fo:orphans="2" fo:widows="2" style:writing-mode="lr-tb"/>
    </style:style>
    <style:style style:name="P16" style:family="paragraph" style:parent-style-name="Heading_20_3" style:list-style-name="Numbering_20_1"/>
    <style:style style:name="P17" style:family="paragraph" style:parent-style-name="Deckblatt_20_Titel_20_1" style:master-page-name="First_20_Page">
      <style:paragraph-properties style:page-number="auto"/>
    </style:style>
    <style:style style:name="P18" style:family="paragraph" style:parent-style-name="Contents_20_3">
      <style:paragraph-properties>
        <style:tab-stops>
          <style:tab-stop style:position="17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Heading" style:master-page-name="Convert_20_1">
      <style:paragraph-properties style:page-number="auto"/>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136cm" fo:text-indent="-0.635cm" fo:margin-left="1.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136cm" fo:text-indent="-0.635cm" fo:margin-left="1.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OTRS Parlament</text:p>
      <text:p text:style-name="Deckblatt_20_Titel_20_2">Projektbeschreibu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Deckblatt_20_Titel_20_3">FHTW - Abteilung Infrastruktur</text:p>
      <text:p text:style-name="Standard"/>
      <text:p text:style-name="Anmerkungen_20_-_20_bitte_20_löschen_21_"/>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0">Inhaltsverzeichnis</text:p>
          </text:index-title>
          <text:p text:style-name="P19"><text:a xlink:type="simple" xlink:href="#__RefHeading__359_971256360" text:style-name="Index_20_Link" text:visited-style-name="Index_20_Link"><text:s/>1 Projektbeschreibung<text:tab/>3</text:a></text:p>
          <text:p text:style-name="P21"><text:a xlink:type="simple" xlink:href="#__RefHeading__339_971256360" text:style-name="Index_20_Link" text:visited-style-name="Index_20_Link"><text:s/>1.1 Eckdaten<text:tab/>3</text:a></text:p>
          <text:p text:style-name="P19"><text:a xlink:type="simple" xlink:href="#__RefHeading__361_971256360" text:style-name="Index_20_Link" text:visited-style-name="Index_20_Link"><text:s/>2 Projektphasen<text:tab/>3</text:a></text:p>
          <text:p text:style-name="P21"><text:a xlink:type="simple" xlink:href="#__RefHeading__341_971256360" text:style-name="Index_20_Link" text:visited-style-name="Index_20_Link"><text:s/>2.1 Machbarkeitsstudie<text:tab/>4</text:a></text:p>
          <text:p text:style-name="P18"><text:a xlink:type="simple" xlink:href="#__RefHeading__343_971256360" text:style-name="Index_20_Link" text:visited-style-name="Index_20_Link"><text:s/>2.1.1 Beschreibung<text:tab/>4</text:a></text:p>
          <text:p text:style-name="P18"><text:a xlink:type="simple" xlink:href="#__RefHeading__345_971256360" text:style-name="Index_20_Link" text:visited-style-name="Index_20_Link"><text:s/>2.1.2 Eckdaten<text:tab/>4</text:a></text:p>
          <text:p text:style-name="P21"><text:a xlink:type="simple" xlink:href="#__RefHeading__347_971256360" text:style-name="Index_20_Link" text:visited-style-name="Index_20_Link"><text:s/>2.2 Implementierung<text:tab/>4</text:a></text:p>
          <text:p text:style-name="P18"><text:a xlink:type="simple" xlink:href="#__RefHeading__349_971256360" text:style-name="Index_20_Link" text:visited-style-name="Index_20_Link"><text:s/>2.2.1 Beschreibung<text:tab/>4</text:a></text:p>
          <text:p text:style-name="P18"><text:a xlink:type="simple" xlink:href="#__RefHeading__351_971256360" text:style-name="Index_20_Link" text:visited-style-name="Index_20_Link"><text:s/>2.2.1 Eckdaten<text:tab/>4</text:a></text:p>
          <text:p text:style-name="P21"><text:a xlink:type="simple" xlink:href="#__RefHeading__353_971256360" text:style-name="Index_20_Link" text:visited-style-name="Index_20_Link"><text:s/>2.3 Testing<text:tab/>5</text:a></text:p>
          <text:p text:style-name="P18"><text:a xlink:type="simple" xlink:href="#__RefHeading__355_971256360" text:style-name="Index_20_Link" text:visited-style-name="Index_20_Link"><text:s/>2.3.1 Beschreibung<text:tab/>5</text:a></text:p>
          <text:p text:style-name="P18"><text:a xlink:type="simple" xlink:href="#__RefHeading__357_971256360" text:style-name="Index_20_Link" text:visited-style-name="Index_20_Link"><text:s/>2.3.2 Eckdaten<text:tab/>5</text:a></text:p>
          <text:p text:style-name="P21"><text:a xlink:type="simple" xlink:href="#__RefHeading__391_971256360" text:style-name="Index_20_Link" text:visited-style-name="Index_20_Link"><text:s/>2.4 Inbetriebnahme<text:tab/>5</text:a></text:p>
          <text:p text:style-name="P18"><text:a xlink:type="simple" xlink:href="#__RefHeading__355_9712563601" text:style-name="Index_20_Link" text:visited-style-name="Index_20_Link"><text:s/>2.4.1 Beschreibung<text:tab/>5</text:a></text:p>
          <text:p text:style-name="P18"><text:a xlink:type="simple" xlink:href="#__RefHeading__393_971256360" text:style-name="Index_20_Link" text:visited-style-name="Index_20_Link"><text:s/>2.4.2 Eckdaten<text:tab/>5</text:a></text:p>
        </text:index-body>
      </text:table-of-content>
      <text:list xml:id="list224296688" text:style-name="Numbering_20_1">
        <text:list-header>
          <text:h text:style-name="Heading_20_1" text:outline-level="1"/>
        </text:list-header>
      </text:list>
      <text:p text:style-name="P3"/>
      <text:list xml:id="list1922406822" text:continue-numbering="true" text:style-name="Numbering_20_1">
        <text:list-item>
          <text:h text:style-name="Heading_20_1" text:outline-level="1"><text:bookmark-start text:name="__RefHeading__359_971256360"/>Projektbeschreibung<text:bookmark-end text:name="__RefHeading__359_971256360"/></text:h>
        </text:list-item>
      </text:list>
      <text:p text:style-name="Standard"/>
      <text:p text:style-name="Standard">Die Wirtschaftsstelle des Parlaments möchte ein elektronisches Tool zur unterstützung des Beschaffungsprozesses einführen. Erste Wahl ist OTRS.</text:p>
      <text:p text:style-name="Standard"/>
      <text:list xml:id="list849006553" text:continue-numbering="true" text:style-name="Numbering_20_1">
        <text:list-item>
          <text:list>
            <text:list-item>
              <text:h text:style-name="Heading_20_2" text:outline-level="2"><text:bookmark-start text:name="__RefHeading__339_971256360"/>Eckdaten<text:bookmark-end text:name="__RefHeading__339_971256360"/></text:h>
            </text:list-item>
          </text:list>
        </text:list-item>
      </text:list>
      <text:list xml:id="list1105768111" text:style-name="L1">
        <text:list-item>
          <text:p text:style-name="P4">Titel: OTRS Parlament</text:p>
        </text:list-item>
        <text:list-item>
          <text:p text:style-name="P4">Nummer: </text:p>
        </text:list-item>
        <text:list-item>
          <text:p text:style-name="P4">Beginn: 20.6.2012</text:p>
        </text:list-item>
        <text:list-item>
          <text:p text:style-name="P4">Ende: 31.12.2013</text:p>
        </text:list-item>
        <text:list-item>
          <text:p text:style-name="P4">Budget:</text:p>
        </text:list-item>
        <text:list-item>
          <text:p text:style-name="P4">Ressourcen:</text:p>
          <text:list>
            <text:list-item>
              <text:p text:style-name="P4">Christian Paminger (Beschreibung)</text:p>
            </text:list-item>
            <text:list-item>
              <text:p text:style-name="P4">Dietmar Nestlang (Beschreibung)</text:p>
            </text:list-item>
            <text:list-item>
              <text:p text:style-name="P4">Erwin Eichinger (Beschreibung)</text:p>
            </text:list-item>
            <text:list-item>
              <text:p text:style-name="P4">Gerald Raab (Beschreibung)</text:p>
            </text:list-item>
            <text:list-item>
              <text:p text:style-name="P4">Andreas Österreicher (Beschreibung)</text:p>
            </text:list-item>
          </text:list>
        </text:list-item>
      </text:list>
      <text:p text:style-name="Standard"/>
      <text:p text:style-name="Standard"/>
      <text:list xml:id="list1375412226" text:continue-list="list849006553" text:style-name="Numbering_20_1">
        <text:list-item>
          <text:h text:style-name="Heading_20_1" text:outline-level="1"><text:bookmark-start text:name="__RefHeading__361_971256360"/>Projektphasen<text:bookmark-end text:name="__RefHeading__361_971256360"/></text:h>
        </text:list-item>
      </text:list>
      <text:p text:style-name="Standard">Das Projekt wird in folgende Phasen gegliedert:</text:p>
      <text:p text:style-name="Standard"><draw:frame draw:style-name="fr3" draw:name="Grafik1" text:anchor-type="paragraph" svg:width="17cm" svg:height="5.408cm" draw:z-index="9"><draw:image xlink:href="Pictures/20000001000071B00000242C6CF7933F.svg" xlink:type="simple" xlink:show="embed" xlink:actuate="onLoad"/></draw:frame></text:p>
      <text:list xml:id="list54441676" text:continue-numbering="true" text:style-name="Numbering_20_1">
        <text:list-item>
          <text:list>
            <text:list-item>
              <text:h text:style-name="Heading_20_2" text:outline-level="2"><text:bookmark-start text:name="__RefHeading__341_971256360"/><text:soft-page-break/>Machbarkeitsstudie<text:bookmark-end text:name="__RefHeading__341_971256360"/></text:h>
              <text:list>
                <text:list-item>
                  <text:h text:style-name="Heading_20_3" text:outline-level="3"><text:bookmark-start text:name="__RefHeading__343_971256360"/>Beschreibung<text:bookmark-end text:name="__RefHeading__343_971256360"/></text:h>
                </text:list-item>
              </text:list>
            </text:list-item>
          </text:list>
        </text:list-item>
      </text:list>
      <text:p text:style-name="Standard"><text:span text:style-name="T1">Ein erster Schritt soll die Machbarkeitsstudie mit OTRS sein. </text:span>Dazu werden aus vier Abteilungen jeweils ein Prozess im System abgebildet.</text:p>
      <text:p text:style-name="Standard"/>
      <text:p text:style-name="Standard">Eckpunkte sind:</text:p>
      <text:list xml:id="list2132446193" text:style-name="L2">
        <text:list-item>
          <text:p text:style-name="P5">Abbildung des Auftragscheins</text:p>
        </text:list-item>
        <text:list-item>
          <text:p text:style-name="P5">Freigabe von Budgets</text:p>
        </text:list-item>
      </text:list>
      <text:p text:style-name="Standard"/>
      <text:p text:style-name="Standard">Ziele:</text:p>
      <text:list xml:id="list703437380" text:style-name="L3">
        <text:list-item>
          <text:p text:style-name="P6">Umsetzungsvorschlag auf Basis der Machbarkeitsstudie</text:p>
        </text:list-item>
      </text:list>
      <text:p text:style-name="Standard"/>
      <text:list xml:id="list600377939" text:continue-list="list54441676" text:style-name="Numbering_20_1">
        <text:list-item>
          <text:list>
            <text:list-item>
              <text:list>
                <text:list-item>
                  <text:h text:style-name="Heading_20_3" text:outline-level="3"><text:bookmark-start text:name="__RefHeading__345_971256360"/>Eckdaten<text:bookmark-end text:name="__RefHeading__345_971256360"/></text:h>
                </text:list-item>
              </text:list>
            </text:list-item>
          </text:list>
        </text:list-item>
      </text:list>
      <text:list xml:id="list117873181" text:style-name="L4">
        <text:list-item>
          <text:p text:style-name="P7">Beginn: 17.09.2012</text:p>
        </text:list-item>
        <text:list-item>
          <text:p text:style-name="P7">Ende: 30.11.2012</text:p>
        </text:list-item>
        <text:list-item>
          <text:p text:style-name="P7">Budget:</text:p>
        </text:list-item>
        <text:list-item>
          <text:p text:style-name="P7">Ressourcen:</text:p>
          <text:list>
            <text:list-item>
              <text:p text:style-name="P7">Dietmar Nestlang (Beschreibung)</text:p>
            </text:list-item>
            <text:list-item>
              <text:p text:style-name="P7">Gerald Raab (Beschreibung)</text:p>
            </text:list-item>
            <text:list-item>
              <text:p text:style-name="P7">Christian Paminger (Beschreibung)</text:p>
            </text:list-item>
          </text:list>
        </text:list-item>
      </text:list>
      <text:p text:style-name="Standard"/>
      <text:list xml:id="list2153034128" text:continue-list="list600377939" text:style-name="Numbering_20_1">
        <text:list-item>
          <text:list>
            <text:list-item>
              <text:h text:style-name="Heading_20_2" text:outline-level="2"><text:bookmark-start text:name="__RefHeading__347_971256360"/>Implementierung<text:bookmark-end text:name="__RefHeading__347_971256360"/></text:h>
              <text:list>
                <text:list-item>
                  <text:h text:style-name="P16" text:outline-level="3"><text:bookmark-start text:name="__RefHeading__349_971256360"/>Beschreibung<text:bookmark-end text:name="__RefHeading__349_971256360"/></text:h>
                </text:list-item>
              </text:list>
            </text:list-item>
          </text:list>
        </text:list-item>
      </text:list>
      <text:list xml:id="list667670294" text:style-name="L5">
        <text:list-item>
          <text:p text:style-name="P8">Die wichtigsten Prozesse der Abteilungen werden im System abgebildet.</text:p>
        </text:list-item>
        <text:list-item>
          <text:p text:style-name="P8">evtl. Zusatzentwicklungen</text:p>
        </text:list-item>
      </text:list>
      <text:list xml:id="list932222488" text:continue-list="list2153034128" text:style-name="Numbering_20_1">
        <text:list-header>
          <text:p text:style-name="P9"/>
          <text:list>
            <text:list-item>
              <text:list>
                <text:list-item>
                  <text:h text:style-name="P16" text:outline-level="3"><text:bookmark-start text:name="__RefHeading__351_971256360"/>Eckdaten<text:bookmark-end text:name="__RefHeading__351_971256360"/></text:h>
                </text:list-item>
              </text:list>
            </text:list-item>
          </text:list>
        </text:list-header>
      </text:list>
      <text:list xml:id="list69753476" text:style-name="L6">
        <text:list-item>
          <text:p text:style-name="P10">Beginn: 03.12.2012</text:p>
        </text:list-item>
        <text:list-item>
          <text:p text:style-name="P10">Ende: 28.02.2013</text:p>
        </text:list-item>
        <text:list-item>
          <text:p text:style-name="P10">Budget:</text:p>
        </text:list-item>
        <text:list-item>
          <text:p text:style-name="P10">Ressourcen:</text:p>
          <text:list>
            <text:list-item>
              <text:p text:style-name="P10">Dietmar Nestlang (Beschreibung)</text:p>
            </text:list-item>
            <text:list-item>
              <text:p text:style-name="P10">Gerald Raab (Beschreibung)</text:p>
            </text:list-item>
            <text:list-item>
              <text:p text:style-name="P10">Christian Paminger (Beschreibung)</text:p>
            </text:list-item>
          </text:list>
        </text:list-item>
      </text:list>
      <text:p text:style-name="Standard"/>
      <text:list xml:id="list345703640" text:continue-list="list932222488" text:style-name="Numbering_20_1">
        <text:list-item>
          <text:list>
            <text:list-item>
              <text:h text:style-name="P14" text:outline-level="2"><text:bookmark-start text:name="__RefHeading__353_971256360"/><text:soft-page-break/>Testing<text:bookmark-end text:name="__RefHeading__353_971256360"/></text:h>
              <text:list>
                <text:list-item>
                  <text:h text:style-name="P16" text:outline-level="3"><text:bookmark-start text:name="__RefHeading__355_971256360"/>Beschreibung<text:bookmark-end text:name="__RefHeading__355_971256360"/></text:h>
                </text:list-item>
              </text:list>
            </text:list-item>
          </text:list>
        </text:list-item>
      </text:list>
      <text:list xml:id="list1297401452" text:style-name="L7">
        <text:list-item>
          <text:p text:style-name="P11">Das Kernteam testet alle Prozesse.</text:p>
        </text:list-item>
        <text:list-item>
          <text:p text:style-name="P11">An ausgewählten Tagen wird gemeinsam mit den Mitarbeitern der Abteilungen mit echten Anforderungen getestet. Hier muss die Arbeit doppelt gemacht werden. Einmal wie gewohnt mit dem alten System und parallel dazu mit dem neuen System.</text:p>
        </text:list-item>
        <text:list-item>
          <text:p text:style-name="P11">Änderungen werden implementiert.</text:p>
        </text:list-item>
        <text:list-item>
          <text:p text:style-name="P11">Fehler werden behoben.</text:p>
        </text:list-item>
      </text:list>
      <text:p text:style-name="Standard"/>
      <text:list xml:id="list359912144" text:continue-list="list345703640" text:style-name="Numbering_20_1">
        <text:list-item>
          <text:list>
            <text:list-item>
              <text:list>
                <text:list-item>
                  <text:h text:style-name="P16" text:outline-level="3"><text:bookmark-start text:name="__RefHeading__357_971256360"/>Eckdaten<text:bookmark-end text:name="__RefHeading__357_971256360"/></text:h>
                </text:list-item>
              </text:list>
            </text:list-item>
          </text:list>
          <text:p text:style-name="P9">Beginn: 01.03.2013</text:p>
          <text:p text:style-name="P9">Ende: 31.05.2012</text:p>
          <text:p text:style-name="P9">Budget:</text:p>
          <text:p text:style-name="P9">Ressourcen:</text:p>
        </text:list-item>
      </text:list>
      <text:list xml:id="list1760462395" text:style-name="L8">
        <text:list-item>
          <text:list>
            <text:list-item>
              <text:p text:style-name="P12">Dietmar Nestlang (Beschreibung)</text:p>
            </text:list-item>
            <text:list-item>
              <text:p text:style-name="P12">Gerald Raab (Beschreibung)</text:p>
            </text:list-item>
            <text:list-item>
              <text:p text:style-name="P12">Christian Paminger (Beschreibung)</text:p>
            </text:list-item>
          </text:list>
        </text:list-item>
      </text:list>
      <text:p text:style-name="Standard"/>
      <text:list xml:id="list1504644494" text:continue-list="list359912144" text:style-name="Numbering_20_1">
        <text:list-item>
          <text:list>
            <text:list-item>
              <text:h text:style-name="P15" text:outline-level="2"><text:bookmark-start text:name="__RefHeading__391_971256360"/>Inbetriebnahme<text:bookmark-end text:name="__RefHeading__391_971256360"/></text:h>
              <text:list>
                <text:list-item>
                  <text:h text:style-name="P16" text:outline-level="3"><text:bookmark-start text:name="__RefHeading__355_9712563601"/>Beschreibung<text:bookmark-end text:name="__RefHeading__355_9712563601"/></text:h>
                </text:list-item>
              </text:list>
            </text:list-item>
          </text:list>
        </text:list-item>
      </text:list>
      <text:list xml:id="list188084942" text:continue-list="list1297401452" text:style-name="L7">
        <text:list-item>
          <text:p text:style-name="P11">Schulungen</text:p>
        </text:list-item>
        <text:list-item>
          <text:p text:style-name="P11">Begleitung bei der Einführung des neuen Systems</text:p>
        </text:list-item>
      </text:list>
      <text:p text:style-name="Standard"/>
      <text:list xml:id="list1567198339" text:continue-list="list1504644494" text:style-name="Numbering_20_1">
        <text:list-item>
          <text:list>
            <text:list-item>
              <text:list>
                <text:list-item>
                  <text:h text:style-name="P16" text:outline-level="3"><text:bookmark-start text:name="__RefHeading__393_971256360"/>Eckdaten<text:bookmark-end text:name="__RefHeading__393_971256360"/></text:h>
                </text:list-item>
              </text:list>
            </text:list-item>
          </text:list>
          <text:p text:style-name="P9">Beginn: 03.06.2013</text:p>
          <text:p text:style-name="P9">Ende: 30.09.2012</text:p>
          <text:p text:style-name="P9">Budget:</text:p>
          <text:p text:style-name="P9">Ressourcen:</text:p>
        </text:list-item>
      </text:list>
      <text:list xml:id="list1881710248" text:style-name="L9">
        <text:list-item>
          <text:list>
            <text:list-item>
              <text:p text:style-name="P13">Dietmar Nestlang (Beschreibung)</text:p>
            </text:list-item>
            <text:list-item>
              <text:p text:style-name="P13">Gerald Raab (Beschreibung)</text:p>
            </text:list-item>
            <text:list-item>
              <text:p text:style-name="P13">Christian Paminger (Beschreibu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AT"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text:number-lines="false" text:line-number="0" style:writing-mode="lr-tb"/>
      <style:text-properties style:use-window-font-color="true" style:font-name="Arial" fo:font-size="11pt" fo:language="de" fo:country="DE" style:font-name-asian="Times New Roman" style:font-size-asian="11pt" style:font-name-complex="Arial"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Standard" style:default-outline-level="1" style:list-style-name="Numbering_20_1" style:class="text">
      <style:paragraph-properties fo:margin-top="0cm" fo:margin-bottom="0.212cm" fo:line-height="110%" fo:keep-with-next="always">
        <style:tab-stops/>
      </style:paragraph-properties>
      <style:text-properties fo:color="#0086cb" fo:font-size="26pt" style:letter-kerning="true" style:font-size-asian="26pt" style:font-name-complex="Arial" style:font-size-complex="16pt" style:font-weight-complex="bold"/>
    </style:style>
    <style:style style:name="Heading_20_2" style:display-name="Heading 2" style:family="paragraph" style:parent-style-name="Heading_20_1" style:next-style-name="Standard" style:default-outline-level="2" style:list-style-name="Numbering_20_1" style:class="text">
      <style:paragraph-properties fo:margin-top="0cm" fo:margin-bottom="0.212cm" fo:line-height="110%" style:shadow="none" fo:keep-with-next="always" text:number-lines="true" text:line-number="0">
        <style:tab-stops/>
      </style:paragraph-properties>
      <style:text-properties fo:color="#0086cb" fo:font-size="20pt" style:font-size-asian="20pt"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list-style-name="Numbering_20_1" style:class="text">
      <style:paragraph-properties fo:margin-top="0cm" fo:margin-bottom="0.212cm" fo:line-height="110%" fo:keep-with-next="always">
        <style:tab-stops/>
      </style:paragraph-properties>
      <style:text-properties fo:color="#0086cb" fo:font-size="13pt"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Standard" style:class="text">
      <style:paragraph-properties fo:margin-top="0cm" fo:margin-bottom="0.106cm" fo:line-height="110%" fo:keep-with-next="always"/>
      <style:text-properties fo:font-size="13pt" fo:language="de" fo:country="AT" fo:font-weight="bold" style:font-size-asian="13pt" style:font-weight-asian="bold" style:font-size-complex="14pt" style:font-weight-complex="bold"/>
    </style:style>
    <style:style style:name="Heading_20_5" style:display-name="Heading 5" style:family="paragraph" style:parent-style-name="Heading" style:next-style-name="Standard" style:class="text">
      <style:paragraph-properties fo:margin-top="0cm" fo:margin-bottom="0.106cm"/>
      <style:text-properties fo:language="de" fo:country="AT" style:font-size-complex="13pt" style:font-style-complex="italic" style:font-weight-complex="bold"/>
    </style:style>
    <style:style style:name="Formatvorlage_20_Aufzählungen_20_1" style:display-name="Formatvorlage Aufzählungen 1" style:family="paragraph" style:parent-style-name="Standard" style:list-style-name="WW8Num1">
      <style:text-properties fo:language="de" fo:country="A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9pt" style:font-size-asian="9pt"/>
    </style:style>
    <style:style style:name="Anmerkungen_20_-_20_bitte_20_löschen_21_" style:display-name="Anmerkungen - bitte löschen!" style:family="paragraph" style:parent-style-name="Standard" style:next-style-name="Standard">
      <style:text-properties fo:color="#626b71"/>
    </style:style>
    <style:style style:name="Formatvorlage_20_Aufzählungen_20_2" style:display-name="Formatvorlage Aufzählungen 2" style:family="paragraph" style:parent-style-name="Standard" style:default-outline-level="2">
      <style:text-properties fo:language="de" fo:country="AT"/>
    </style:style>
    <style:style style:name="Formatvorlage_20_Aufzählungen_20_3" style:display-name="Formatvorlage Aufzählungen 3" style:family="paragraph" style:parent-style-name="Standard" style:list-style-name="WW8Num2">
      <style:text-properties fo:language="de" fo:country="AT"/>
    </style:style>
    <style:style style:name="Deckblatt_20_Titel_20_1" style:display-name="Deckblatt Titel 1" style:family="paragraph" style:parent-style-name="Standard">
      <style:paragraph-properties fo:margin-top="0cm" fo:margin-bottom="0.212cm" fo:line-height="110%"/>
      <style:text-properties fo:color="#ffffff" fo:font-size="36pt" fo:language="de" fo:country="AT" style:font-size-asian="36pt"/>
    </style:style>
    <style:style style:name="Deckblatt_20_Titel_20_2" style:display-name="Deckblatt Titel 2" style:family="paragraph" style:parent-style-name="Standard">
      <style:paragraph-properties fo:margin-top="0cm" fo:margin-bottom="0.212cm" fo:line-height="110%"/>
      <style:text-properties fo:color="#ffffff" fo:font-size="26pt" style:font-size-asian="26pt"/>
    </style:style>
    <style:style style:name="Deckblatt_20_Titel_20_3" style:display-name="Deckblatt Titel 3" style:family="paragraph" style:parent-style-name="Standard">
      <style:paragraph-properties fo:margin-top="0cm" fo:margin-bottom="0.212cm" fo:line-height="110%"/>
      <style:text-properties fo:color="#0086cb" fo:font-size="18pt" style:font-size-asian="18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WW8Num1z0" style:family="text">
      <style:text-properties fo:font-variant="normal" fo:text-transform="none" fo:color="#000000" style:text-outline="false" style:text-line-through-style="none" style:text-position="-7% 100%" style:font-name="Wingdings" fo:font-size="14pt" fo:text-shadow="none" style:font-size-asian="14pt" style:font-name-complex="Wingdings" style:font-size-complex="14pt" text:display="true"/>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fo:font-variant="normal" fo:text-transform="none" fo:color="#008462" style:text-outline="false" style:text-line-through-style="none" style:text-position="-12% 100%" style:font-name="Wingdings" fo:font-size="16pt" fo:text-shadow="none" style:font-size-asian="16pt" style:font-name-complex="Wingdings" style:font-size-complex="16pt" text:display="true"/>
    </style:style>
    <style:style style:name="WW8Num2z1" style:family="text">
      <style:text-properties fo:font-variant="normal" fo:text-transform="none" fo:color="#000000" style:text-outline="false" style:text-line-through-style="none" style:text-position="0% 100%" style:font-name="Wingdings" fo:font-size="11pt" fo:font-style="normal" fo:text-shadow="none" fo:font-weight="normal" style:font-size-asian="11pt" style:font-style-asian="normal" style:font-weight-asian="normal" style:font-name-complex="Wingdings" style:font-size-complex="11pt" text:display="true"/>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2z4" style:family="text">
      <style:text-properties style:font-name="Courier New" style:font-name-complex="Courier New"/>
    </style:style>
    <style:style style:name="WW8Num3z0" style:family="text">
      <style:text-properties fo:font-variant="normal" fo:text-transform="none" fo:color="#008462" style:text-outline="false" style:text-line-through-style="none" style:text-position="-12% 100%" style:font-name="Wingdings" fo:font-size="16pt" fo:text-shadow="none" style:font-size-asian="16pt" style:font-name-complex="Wingdings" style:font-size-complex="16pt" text:display="true"/>
    </style:style>
    <style:style style:name="WW8Num3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 style:font-name-complex="Courier New"/>
    </style:style>
    <style:style style:name="Absatz-Standardschriftart" style:family="text"/>
    <style:style style:name="Page_20_Number" style:display-name="Page Number" style:family="text" style:parent-style-name="Absatz-Standardschriftart">
      <style:text-properties style:font-name="Arial" fo:font-size="9pt" style:font-size-asian="9pt" style:font-name-complex="Arial"/>
    </style:style>
    <style:style style:name="Internet_20_link" style:display-name="Internet link" style:family="text" style:parent-style-name="Absatz-Standardschriftart">
      <style:text-properties fo:color="#0086cb" style:font-name="Arial" fo:font-size="11pt" style:text-underline-style="none" style:font-size-asian="11pt" style:font-name-complex="Arial"/>
    </style:style>
    <style:style style:name="Visited_20_Internet_20_Link" style:display-name="Visited Internet Link" style:family="text" style:parent-style-name="Absatz-Standardschriftart">
      <style:text-properties fo:color="#626b71" style:font-name="Arial" fo:font-size="11pt" style:text-underline-style="none" style:font-size-asian="11pt" style:font-name-complex="Ari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style:num-suffix="." style:num-format="1" text:display-levels="3">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style:num-suffix="." style:num-format="1" text:display-levels="3">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style:num-suffix="." style:num-format="1" text:display-levels="3">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style:num-suffix="." style:num-format="1" text:display-levels="3">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style:num-suffix="." style:num-format="1" text:display-levels="3">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style:num-suffix="." style:num-format="1" text:display-levels="3">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Standard">
      <style:text-properties style:language-asian="zxx" style:country-asian="non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6.001cm" fo:margin-bottom="1.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75cm" fo:margin-left="0cm" fo:margin-right="0cm" fo:margin-top="2.651cm" style:dynamic-spacing="true"/>
      </style:footer-style>
    </style:page-layout>
    <style:page-layout style:name="Mpm2">
      <style:page-layout-properties fo:page-width="21.001cm" fo:page-height="29.7cm" style:num-format="1" style:print-orientation="portrait" fo:margin-top="0cm" fo:margin-bottom="4.00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6.001cm" fo:margin-left="0cm" fo:margin-right="0cm" fo:margin-bottom="5.902cm" style:dynamic-spacing="true"/>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4.501cm" fo:margin-bottom="2cm" fo:margin-left="2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6.001cm" fo:margin-left="0cm" fo:margin-right="0cm" fo:margin-bottom="5.902cm" style:dynamic-spacing="true"/>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0cm" fo:margin-bottom="1.251cm" fo:margin-left="2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4.501cm" fo:margin-left="0cm" fo:margin-right="0cm" fo:margin-bottom="4.403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0"><draw:text-box fo:min-height="0.37cm" fo:min-width="0.041cm"><text:p text:style-name="Footer"><text:span text:style-name="Page_20_Number"><text:page-number text:select-page="current"/></text:span></text:p></draw:text-box></draw:frame></text:p>
      </style:footer>
    </style:master-page>
    <style:master-page style:name="First_20_Page" style:display-name="First Page" style:page-layout-name="Mpm2" style:next-style-name="Standard">
      <style:header>
        <text:p text:style-name="MP2"><draw:frame draw:style-name="Mfr2" draw:name="graphics1" text:anchor-type="char" svg:x="-2.007cm" svg:y="-0.007cm" svg:width="21.001cm" svg:height="29.699cm" draw:z-index="0"><draw:image xlink:href="Pictures/100000000000081300000B6BA36A3CC0.jpg" xlink:type="simple" xlink:show="embed" xlink:actuate="onLoad"/></draw:frame></text:p>
      </style:header>
      <style:footer>
        <text:p text:style-name="Footer"/>
      </style:footer>
    </style:master-page>
    <style:master-page style:name="First_20_convert_20_1" style:display-name="First convert 1" style:page-layout-name="Mpm3" style:next-style-name="Convert_20_1">
      <style:header>
        <text:p text:style-name="MP2"><draw:frame draw:style-name="Mfr2" draw:name="graphics3" text:anchor-type="char" svg:x="-2.007cm" svg:y="-0.007cm" svg:width="21.001cm" svg:height="29.699cm" draw:z-index="0"><draw:image xlink:href="Pictures/100000000000081300000B6BA36A3CC0.jpg" xlink:type="simple" xlink:show="embed" xlink:actuate="onLoad"/></draw:frame></text:p>
      </style:header>
      <style:footer>
        <text:p text:style-name="Footer"/>
      </style:footer>
    </style:master-page>
    <style:master-page style:name="Convert_20_1" style:display-name="Convert 1" style:page-layout-name="Mpm4">
      <style:header>
        <text:p text:style-name="MP2"><draw:frame draw:style-name="Mfr2" draw:name="graphics2" text:anchor-type="char" svg:x="11.508cm" svg:y="0.594cm" svg:width="6.008cm" svg:height="2.699cm" draw:z-index="4"><draw:image xlink:href="Pictures/1000000000000F43000006D85BD8023A.jpg" xlink:type="simple" xlink:show="embed" xlink:actuate="onLoad"/></draw:frame></text:p>
      </style:header>
      <style:footer>
        <text:p text:style-name="MP1"><draw:frame draw:style-name="Mfr1" draw:name="Frame2" text:anchor-type="paragraph" svg:y="0.002cm" draw:z-index="8"><draw:text-box fo:min-height="0.37cm" fo:min-width="0.041cm"><text:p text:style-name="Footer"><text:span text:style-name="Page_20_Number"><text:page-number text:select-page="current">5</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Überschrift 1</dc:title>
    <meta:initial-creator>karl </meta:initial-creator>
    <meta:creation-date>2012-09-24T09:38:53</meta:creation-date>
    <dc:date>2012-10-04T14:32:19</dc:date>
    <meta:print-date>2010-03-04T16:05:00</meta:print-date>
    <meta:editing-cycles>13</meta:editing-cycles>
    <meta:generator>LibreOffice/3.5$Linux_X86_64 LibreOffice_project/350m1$Build-2</meta:generator>
    <meta:editing-duration>PT1H37M27S</meta:editing-duration>
    <dc:creator>karl </dc:creator>
    <meta:document-statistic meta:table-count="0" meta:image-count="4" meta:object-count="0" meta:page-count="5" meta:paragraph-count="91" meta:word-count="340" meta:character-count="2001" meta:non-whitespace-character-count="2159"/>
    <meta:user-defined meta:name="Info 1"/>
    <meta:user-defined meta:name="Info 2"/>
    <meta:user-defined meta:name="Info 3"/>
    <meta:user-defined meta:name="Info 4"/>
  </office:meta>
</office:document-meta>
</file>